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BA00001355F4F08A8E.svm"/>
  <manifest:file-entry manifest:media-type="" manifest:full-path="Pictures/2000000700002FC100000BAFFFE2E4FA.svm"/>
  <manifest:file-entry manifest:media-type="" manifest:full-path="Pictures/20000007000066D7000005E5830C2E6F.svm"/>
  <manifest:file-entry manifest:media-type="" manifest:full-path="Pictures/200000070000307A000007A7A2FFA5A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margin-top="0cm" fo:margin-bottom="0cm" fo:text-align="justify" style:justify-single-word="false"/>
    </style:style>
    <style:style style:name="P7" style:family="paragraph" style:parent-style-name="Text_20_body">
      <style:paragraph-properties fo:margin-top="0cm" fo:margin-bottom="0cm"/>
    </style:style>
    <style:style style:name="P8" style:family="paragraph" style:parent-style-name="Text_20_body">
      <style:paragraph-properties fo:margin-top="0cm" fo:margin-bottom="0cm" fo:text-align="justify" style:justify-single-word="false"/>
      <style:text-properties fo:font-weight="normal" style:font-weight-asian="normal" style:font-weight-complex="normal"/>
    </style:style>
    <style:style style:name="P9" style:family="paragraph" style:parent-style-name="Text_20_body">
      <style:paragraph-properties fo:margin-top="0cm" fo:margin-bottom="0cm" fo:text-align="justify" style:justify-single-word="false"/>
    </style:style>
    <style:style style:name="P10" style:family="paragraph" style:parent-style-name="Standard">
      <style:paragraph-properties fo:text-align="justify" style:justify-single-word="false" fo:padding="0.074cm" fo:border-left="none" fo:border-right="none" fo:border-top="none" fo:border-bottom="0.002cm solid #000000" style:join-border="false"/>
      <style:text-properties fo:font-weight="normal" style:font-weight-asian="normal" style:font-weight-complex="normal"/>
    </style:style>
    <style:style style:name="P11" style:family="paragraph" style:parent-style-name="Preformatted_20_Text">
      <style:paragraph-properties fo:line-height="125%"/>
    </style:style>
    <style:style style:name="P12" style:family="paragraph" style:parent-style-name="Preformatted_20_Text">
      <style:paragraph-properties fo:text-align="justify" style:justify-single-word="false"/>
      <style:text-properties fo:font-weight="normal" style:font-weight-asian="normal" style:font-weight-complex="normal"/>
    </style:style>
    <style:style style:name="P13" style:family="paragraph" style:parent-style-name="Preformatted_20_Text">
      <style:paragraph-properties fo:text-align="justify" style:justify-single-word="false"/>
      <style:text-properties fo:font-weight="bold" style:font-weight-asian="bold" style:font-weight-complex="bold"/>
    </style:style>
    <style:style style:name="P14" style:family="paragraph" style:parent-style-name="Preformatted_20_Text">
      <style:paragraph-properties fo:margin-top="0cm" fo:margin-bottom="0.499cm" fo:line-height="125%"/>
    </style:style>
    <style:style style:name="P15" style:family="paragraph" style:parent-style-name="Standard" style:list-style-name="L1">
      <style:paragraph-properties fo:text-align="justify" style:justify-single-word="false"/>
      <style:text-properties fo:font-weight="bold" style:font-weight-asian="bold" style:font-weight-complex="bold"/>
    </style:style>
    <style:style style:name="P16" style:family="paragraph" style:parent-style-name="Standard" style:list-style-name="L2">
      <style:paragraph-properties fo:text-align="justify" style:justify-single-word="false"/>
      <style:text-properties fo:font-weight="bold" style:font-weight-asian="bold" style:font-weight-complex="bold"/>
    </style:style>
    <style:style style:name="P17" style:family="paragraph" style:parent-style-name="Standard" style:list-style-name="L3">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fo:font-size="11pt" style:font-size-asian="11pt" style:font-size-complex="11pt"/>
    </style:style>
    <style:style style:name="T4" style:family="text">
      <style:text-properties style:font-name="Courier New" fo:font-size="11pt" fo:font-weight="normal" style:font-size-asian="11pt" style:font-weight-asian="normal" style:font-size-complex="11pt" style:font-weight-complex="normal"/>
    </style:style>
    <style:style style:name="T5" style:family="text">
      <style:text-properties fo:font-size="11pt" style:font-size-asian="11pt" style:font-size-complex="11pt"/>
    </style:style>
    <style:style style:name="T6" style:family="text">
      <style:text-properties fo:font-size="11pt" fo:font-weight="normal" style:font-size-asian="11pt" style:font-weight-asian="normal" style:font-size-complex="11pt" style:font-weight-complex="normal"/>
    </style:style>
    <style:style style:name="T7" style:family="text">
      <style:text-properties fo:color="#ba21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RTIE 4 : Créer un cluster Kubernetes multi-noeuds avec Vagrant et Ansible</text:p>
      <text:p text:style-name="P1"/>
      <text:p text:style-name="P4">Cette partie décrit comment créer un cluster Kubernetes non pas avec un seul noeud, mais avec plusieurs noeuds. Une machine virtuelle différente constituera à chaque fois un noeud différent, c'est pourquoi on utilise <text:span text:style-name="T1">Vagrant</text:span>, utilisé pour créer et provisionner les machines virtuelles à l'aide de l'hyperviseur VirtualBox, et <text:span text:style-name="T1">Ansible</text:span>, utilisé pour installer et configurer l'environnement Kubernetes au sein de ces machines.</text:p>
      <text:p text:style-name="P4"/>
      <text:p text:style-name="P4">On ne va pas rentrer dans les détails de ce tutoriel ici, puisque ce qui nous intéresse ici est d'administrer un cluster Kubernetes avec un seul noeud (car tournant déjà sur une machine virtuelle). Voir le tutoriel si on veut plus d'informations :</text:p>
      <text:p text:style-name="P4"><text:a xlink:type="simple" xlink:href="https://devopssec.fr/article/creer-cluster-kubernetes-multi-noeud-vagrant-ansible" text:style-name="Internet_20_link" text:visited-style-name="Visited_20_Internet_20_Link">https://devopssec.fr/article/creer-cluster-kubernetes-multi-noeud-vagrant-ansible</text:a></text:p>
      <text:p text:style-name="P4"/>
      <text:p text:style-name="P4"/>
      <text:p text:style-name="P4"/>
      <text:p text:style-name="P2">PARTIE 5 : Créer et manipuler les pods Kubernetes</text:p>
      <text:p text:style-name="P4"/>
      <text:p text:style-name="P8">Pour rappel, un Pod est tout simplement un groupe d'un ou plusieurs conteneurs, avec un stockage et un réseau partagé. Par conséquence, ces conteneurs communiquent plus efficacement entre eux et assurent une localisation de la donnée. </text:p>
      <text:p text:style-name="P7"/>
      <text:p text:style-name="P7">De ce fait, il existe deux types de Pods : </text:p>
      <text:p text:style-name="P7"><text:span text:style-name="Strong_20_Emphasis"><text:span text:style-name="T2">&gt; </text:span></text:span><text:span text:style-name="Strong_20_Emphasis"><text:span text:style-name="T1">Pod à conteneur simple</text:span></text:span><text:span text:style-name="T1">.</text:span></text:p>
      <text:p text:style-name="P7"><text:span text:style-name="Strong_20_Emphasis"><text:span text:style-name="T2">&gt; </text:span></text:span><text:span text:style-name="Strong_20_Emphasis"><text:span text:style-name="T1">Pod à conteneur multiple</text:span></text:span><text:span text:style-name="T1">. </text:span></text:p>
      <text:p text:style-name="P4"/>
      <text:p text:style-name="P5"><text:span text:style-name="T2">Nous allons essayer de créer ces deux types de Pods ici. Pour les créer, nous utiliserons un template au format </text:span><text:span text:style-name="T1">YAML</text:span><text:span text:style-name="T2"> définissant la configuration de notre Pod, </text:span>puis on exécutera la commande <text:span text:style-name="T3">kubectl create</text:span> qui permet de<text:span text:style-name="T2"> </text:span><text:span text:style-name="Strong_20_Emphasis"><text:span text:style-name="T2">créer un objet Kubernetes</text:span></text:span><text:span text:style-name="Strong_20_Emphasis"> </text:span>(dans notre cas donc, un pod).</text:p>
      <text:p text:style-name="P6"/>
      <text:p text:style-name="P6">Pour chaque objet Kubernetes qu'on voudra créer, il faudra au minimum renseigner les champs suivants :</text:p>
      <text:p text:style-name="P9">&gt; <text:span text:style-name="T1">apiVersion</text:span> : la version de l'API Kubernetes que vous utilisez pour créer cet objet.</text:p>
      <text:p text:style-name="P9">&gt; <text:span text:style-name="T1">kind</text:span> : le type d'objet k8s que vous comptez créer. </text:p>
      <text:p text:style-name="P9">&gt; <text:span text:style-name="T1">metadata</text:span> : données de type clé valeur permettant d’identifier de manière unique l’objet. </text:p>
      <text:p text:style-name="P9">&gt; <text:span text:style-name="T1">spec</text:span> : contient la spécification avec des champs imbriqués propres à chaque objet Kubernetes. Le format est donc différent pour chaque objet Kubernetes. </text:p>
      <text:p text:style-name="P5"/>
      <text:p text:style-name="P5"/>
      <text:list xml:id="list7744731460607105039" text:style-name="L1">
        <text:list-item>
          <text:p text:style-name="P15">Pod à conteneur unique</text:p>
        </text:list-item>
      </text:list>
      <text:p text:style-name="P5"/>
      <text:p text:style-name="P5">Commençons donc par créer notre fichier YAML, et renseigner les champs qui sont requis pour la création de notre pod.</text:p>
      <text:p text:style-name="P5"/>
      <text:p text:style-name="P5"/>
      <text:p text:style-name="P5"/>
      <text:p text:style-name="P5"/>
      <text:p text:style-name="P5"/>
      <text:p text:style-name="P5"/>
      <text:p text:style-name="P5"/>
      <text:p text:style-name="P5"/>
      <text:p text:style-name="P5"/>
      <text:p text:style-name="P5"/>
      <text:p text:style-name="P12"><text:soft-page-break/>apiVersion: v1</text:p>
      <text:p text:style-name="P11">kind: Pod</text:p>
      <text:p text:style-name="P11">metadata:</text:p>
      <text:p text:style-name="P11"><text:s text:c="8"/>labels:</text:p>
      <text:p text:style-name="P11"><text:s text:c="16"/>type: web</text:p>
      <text:p text:style-name="P11"><text:s text:c="8"/>name: nginx</text:p>
      <text:p text:style-name="P11">spec:</text:p>
      <text:p text:style-name="P11"><text:s text:c="8"/>containers:</text:p>
      <text:p text:style-name="P11"><text:s text:c="16"/>- image: service_nginx</text:p>
      <text:p text:style-name="P11"><text:s text:c="18"/>name: nginx</text:p>
      <text:p text:style-name="P14"><text:s text:c="18"/>imagePullPolicy: Never</text:p>
      <text:p text:style-name="P4">&gt; En premier on voit donc la version de l'api : ici v1.</text:p>
      <text:p text:style-name="P4">&gt; Ensuite le type d'objet Kubernetes qu'on souhaite créer : ici un pod.</text:p>
      <text:p text:style-name="P4">&gt; Dans les métadata, on spécifie un label (type: web). Pas obligatoire mais pourra potentiellement nous être utile, on pourrait ajouter dans les lables n'importe quelle clé – valeur.</text:p>
      <text:p text:style-name="P4"/>
      <text:p text:style-name="P4">&gt; On désigne ensuite, dans spec / containers, l'image à partir de laquelle créer notre pod, ainsi que son nom.</text:p>
      <text:p text:style-name="P10"/>
      <text:p text:style-name="P3"/>
      <text:p text:style-name="P3">REMARQUE :</text:p>
      <text:p text:style-name="P4"/>
      <text:p text:style-name="P4">En tant normal, sans aucune autre configuration que "image" et "name", la politique de récupération d'image (imagePullPolicy) est "IfNotPresent". En d'autres termes, si Kubernetes ne trouve pas l'image docker dans le repository local Docker du noeud, il va tenter de la pull depuis le registre Docker public.</text:p>
      <text:p text:style-name="P4"/>
      <text:p text:style-name="P4">Imaginons qu'on ait pas fait démarrer minikube avec l'option --vm-driver=none, et que donc notre noeud ne soit pas notre machine locale, mais une machine virtuelle. On a une image custom sur notre machine locale qu'on veut utiliser pour construire le pod (mais on ne l'a pas placée ni dans un registery local docker, ni dans un registery publique). </text:p>
      <text:p text:style-name="P4"/>
      <text:p text:style-name="P4">En essayant de construire le pod, Kubernetes va essayer de la Pull des registery locaux ou publiques, sans succès, et va afficher une erreur. Pour utiliser une image locale dans un tel cas de figure, il faut alors deux étapes :</text:p>
      <text:p text:style-name="P4"/>
      <text:p text:style-name="P5"><text:span text:style-name="T2">&gt; Premièrement, dans le terminal utilisé pour créer le pod, entrer avant de construire le pod la commande suivante : </text:span><text:span text:style-name="Source_20_Text"><text:span text:style-name="T5">eval $(minikube docker-env)</text:span></text:span> , afin de dire à minikube d'utiliser l'environnement docker local qui contient notre image.</text:p>
      <text:p text:style-name="P5"/>
      <text:p text:style-name="P5">&gt; Deuxièmement, dans le fichier de configuration YAML utilisé pour créer le pod, ajouter comme ci-dessus la ligne <text:span text:style-name="T3">imagePullPolicy: Never</text:span>. Sinon, Kubernetes essaiera dans tous les cas de télécharger l'image (du repository local ou publique).</text:p>
      <text:p text:style-name="P5"/>
      <text:p text:style-name="P3">Dans le cas d'un –driver-vm=none<text:span text:style-name="T2">, on a pas besoin de la commande </text:span><text:span text:style-name="Source_20_Text"><text:span text:style-name="T6">eval $(minikube docker-env)</text:span></text:span><text:span text:style-name="T2"> car notre noeud est notre machine locale, l'environnement local docker est chargé par minikube par défaut. Cependant, on a quand même besoin de la ligne </text:span><text:span text:style-name="T4">imagePullPolicy: Never</text:span><text:span text:style-name="T2"> si on a pas mis notre image custom dans un registery local docker.</text:span></text:p>
      <text:p text:style-name="P10"/>
      <text:p text:style-name="P4"/>
      <text:p text:style-name="P4"/>
      <text:p text:style-name="P4"><text:soft-page-break/></text:p>
      <text:p text:style-name="P4">Bref, maintenant, pour construire notre pod à partir du fichier de configuration et une image Docker locale custom, on fait tourner le script suivant :</text:p>
      <text:p text:style-name="P4"/>
      <text:p text:style-name="P4"><draw:frame draw:style-name="fr1" draw:name="images1" text:anchor-type="paragraph" svg:width="16.999cm" svg:height="4.228cm" draw:z-index="0"><draw:image xlink:href="Pictures/2000000700004DBA00001355F4F08A8E.svm" xlink:type="simple" xlink:show="embed" xlink:actuate="onLoad"/></draw:frame></text:p>
      <text:p text:style-name="P4">On a créé une image custom nginx tournant sur Alpine Linux (simple image avec les ports 80 et 443 ouverts, et une redirection de http en port 80 vers https en port 443).</text:p>
      <text:p text:style-name="P4"/>
      <text:p text:style-name="P4">On a désormais, dans notre cluster, un seul Pod qui lui-même contient un seul container :</text:p>
      <text:p text:style-name="P4"/>
      <text:p text:style-name="P4"><draw:frame draw:style-name="fr2" draw:name="images2" text:anchor-type="paragraph" svg:width="18.999cm" svg:height="1.088cm" draw:z-index="1"><draw:image xlink:href="Pictures/20000007000066D7000005E5830C2E6F.svm" xlink:type="simple" xlink:show="embed" xlink:actuate="onLoad"/></draw:frame></text:p>
      <text:p text:style-name="P4">Lorsqu'on accède à son IP, on est bien redirigé vers https et la page d'index qu'on a mise dans le dossier web root est bien affiché (NOTE : on ne peut y avoir accès aussi simplement que parce qu'on est en vm-drive=none et que notre machine actuelle est le noeud sur lequel se situe le Pod. En effet, le Pod ne peut être accédé que depuis le noeud qui l'héberge par défaut, ce qui est le cas ici, mais si le noeud était une autre machine ou une VM, il faudrait d'abord ssh dans le noeud avant de faire la requête).</text:p>
      <text:p text:style-name="P4"/>
      <text:p text:style-name="P4"/>
      <text:list xml:id="list2651712651992664422" text:style-name="L2">
        <text:list-item>
          <text:p text:style-name="P16">Pod à conteneurs multiples</text:p>
        </text:list-item>
      </text:list>
      <text:p text:style-name="P4"/>
      <text:p text:style-name="P4">Ici, on va créer un pod avec deux containers qui partagent un même <text:span text:style-name="T1">volume </text:span>afin de les faire communiquer et de créer de la persistance.</text:p>
      <text:p text:style-name="P4"/>
      <text:p text:style-name="P4">En effet, un "volume" est en réalité un dossier présent sur le noeud qui héberge le Pod, propre à ce Pod, et qui sera monté sur les containers du Pod (ces derniers partageant donc ce dossier).</text:p>
      <text:p text:style-name="P4"/>
      <text:p text:style-name="P4">Le nouveau fichier de configuration de Pod est le suivant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12">apiVersion: v1</text:p>
      <text:p text:style-name="P11">kind: Pod</text:p>
      <text:p text:style-name="P11">metadata:</text:p>
      <text:p text:style-name="P11"><text:s text:c="8"/>labels:</text:p>
      <text:p text:style-name="P11"><text:s text:c="16"/>type: web</text:p>
      <text:p text:style-name="P11"><text:s text:c="8"/>name: multic</text:p>
      <text:p text:style-name="P11">spec:</text:p>
      <text:p text:style-name="P11"><text:s text:c="8"/>containers:</text:p>
      <text:p text:style-name="P11"><text:s text:c="16"/>- name: nginx</text:p>
      <text:p text:style-name="P11"><text:s text:c="18"/>image: service_nginx</text:p>
      <text:p text:style-name="P11"><text:s text:c="18"/>imagePullPolicy: Never</text:p>
      <text:p text:style-name="P11"><text:s text:c="18"/>volumeMounts:</text:p>
      <text:p text:style-name="P11"><text:s text:c="26"/>- name: html</text:p>
      <text:p text:style-name="P11"><text:s text:c="28"/>mountPath: /www/shared</text:p>
      <text:p text:style-name="P11"><text:s text:c="16"/>- name: alpine</text:p>
      <text:p text:style-name="P11"><text:s text:c="18"/>image: alpine</text:p>
      <text:p text:style-name="P11"><text:s text:c="18"/>imagePullPolicy: Never</text:p>
      <text:p text:style-name="P11"><text:s text:c="18"/>volumeMounts:</text:p>
      <text:p text:style-name="P11"><text:s text:c="26"/>- name: html</text:p>
      <text:p text:style-name="P11"><text:s text:c="28"/>mountPath: /html</text:p>
      <text:p text:style-name="P11"><text:s text:c="18"/>command: [<text:span text:style-name="T7">"/bin/sh"</text:span>, <text:span text:style-name="T7">"-c"</text:span>]</text:p>
      <text:p text:style-name="P11"><text:s text:c="18"/>args:</text:p>
      <text:p text:style-name="P11"><text:s text:c="26"/>- date &gt;&gt; /html/index.html;</text:p>
      <text:p text:style-name="P11"><text:s text:c="28"/>while true; do</text:p>
      <text:p text:style-name="P11"><text:s text:c="32"/>sleep 1;</text:p>
      <text:p text:style-name="P11"><text:s text:c="28"/>done</text:p>
      <text:p text:style-name="P11"><text:s text:c="8"/>volumes:</text:p>
      <text:p text:style-name="P11"><text:s text:c="17"/>- name: html</text:p>
      <text:p text:style-name="P11"><text:s text:c="19"/>hostPath:</text:p>
      <text:p text:style-name="P11"><text:s text:c="27"/>path: /data</text:p>
      <text:p text:style-name="P14"><text:s text:c="27"/>type: DirectoryOrCreate</text:p>
      <text:p text:style-name="P4"/>
      <text:p text:style-name="P4">Commençons par le bas. On voit qu'on définit un <text:span text:style-name="T1">volume</text:span>, nommé "html", qui sera le dossier <text:span text:style-name="T3">/data</text:span> de notre machine hôte (l'option <text:span text:style-name="T3">DirectoryOrCreate</text:span> permet de créer ce path s'il n'existe pas).</text:p>
      <text:p text:style-name="P4"/>
      <text:p text:style-name="P4">On voit ensuite qu'on définit un premier container, à partir de notre image custom service_nginx. On voit qu'on monte, sur ce container, le volume "html" sur le dossier <text:span text:style-name="T3">/www/shared </text:span>(<text:span text:style-name="T3">/www</text:span> étant la racine du site web).</text:p>
      <text:p text:style-name="P4"/>
      <text:p text:style-name="P4">Un second container est créé, un container alpine simple. On monte le même volume sur le dossier /html. Et on définit deux commandes à faire tourner au démarrage du container :</text:p>
      <text:p text:style-name="P4">&gt; <text:span text:style-name="T3">date &gt;&gt; /html/index.html</text:span></text:p>
      <text:p text:style-name="P4">&gt; <text:span text:style-name="T3">while true; do sleep 1; done</text:span></text:p>
      <text:p text:style-name="P4"/>
      <text:p text:style-name="P4">La première ajoute la date actuelle dans le fichier "index.html" qui sera créer dans le volume partagé "html". La seconde boucle à l'infini, pour que le container ait toujours un processus de premier plan pour le maintenir actif.</text:p>
      <text:p text:style-name="P4"/>
      <text:p text:style-name="P4">On construit notre Pod. On voit 3 choses :</text:p>
      <text:p text:style-name="P4"><text:soft-page-break/>&gt; Le dossier /data a été créé sur le noeud hébergeant le Pod. Cela sera notre volume partagé, persistant même si les containers crashent. Dans ce dossier, on a le fichier index.html contenant la date (créé par le container alpine) :</text:p>
      <text:p text:style-name="P4"/>
      <text:p text:style-name="P4"><draw:frame draw:style-name="fr3" draw:name="images3" text:anchor-type="paragraph" svg:width="11.772cm" svg:height="1.859cm" draw:z-index="2"><draw:image xlink:href="Pictures/200000070000307A000007A7A2FFA5A6.svm" xlink:type="simple" xlink:show="embed" xlink:actuate="onLoad"/></draw:frame></text:p>
      <text:p text:style-name="P4">&gt; Lorsqu'on entre l'URL suivante : <text:span text:style-name="T3">https://172.17.0.6/shared/index.html</text:span>, on voit bien que notre serveur nginx partage le volume, puisque l'index avec la date créé dans le volume partagé par le container alpine est disponible :</text:p>
      <text:p text:style-name="P4"/>
      <text:p text:style-name="P4"><draw:frame draw:style-name="fr3" draw:name="images4" text:anchor-type="paragraph" svg:width="12.226cm" svg:height="2.992cm" draw:z-index="3"><draw:image xlink:href="Pictures/2000000700002FC100000BAFFFE2E4FA.svm" xlink:type="simple" xlink:show="embed" xlink:actuate="onLoad"/></draw:frame></text:p>
      <text:p text:style-name="P4">Et si on modifie le fichier index.html du volume partagé directement depuis le noeud, les changements sont reflétés, précisément car c'est un volume partagé.</text:p>
      <text:p text:style-name="P4"/>
      <text:p text:style-name="P4">&gt; Enfin, lorsqu'on <text:span text:style-name="T1">supprime le Pod</text:span>, le volume partagé existe toujours. Si on le re-crée, on récupère les données du volume partagé, qui sont donc persistantes.</text:p>
      <text:p text:style-name="P4"/>
      <text:p text:style-name="P4"/>
      <text:list xml:id="list8879079379173093174" text:style-name="L3">
        <text:list-item>
          <text:p text:style-name="P17">Useful commands for Pods</text:p>
        </text:list-item>
      </text:list>
      <text:p text:style-name="P4"/>
      <text:p text:style-name="P4">Logs d'un container :</text:p>
      <text:p text:style-name="P13"><text:span text:style-name="Source_20_Text"><text:span text:style-name="T2">kubectl logs multic -c nginx</text:span></text:span></text:p>
      <text:p text:style-name="P4"/>
      <text:p text:style-name="P4">De manière générale, quel que soit l'objet, commande décrivant les attributs de l'objet Kubernetes (et notamment tous les événements reçus par l'objet) :</text:p>
      <text:p text:style-name="P13"><text:span text:style-name="Source_20_Text"><text:span text:style-name="T2">kubectl describe &lt;KUBERNETES OBJECT&gt; &lt;OBJECT NAME&gt;</text:span></text:span></text:p>
      <text:p text:style-name="P4"/>
      <text:p text:style-name="P4">Faire exécuter une commande au container d'un pod :</text:p>
      <text:p text:style-name="P13"><text:span text:style-name="Source_20_Text"><text:span text:style-name="T2">kubectl exec multic -c alpine cat /html/index.html</text:span></text:span></text:p>
      <text:p text:style-name="P4"/>
      <text:p text:style-name="P3"><text:span text:style-name="T2">Comme sur Docker, se connecter directement au shell d'un conteneur avec les flags </text:span>-ti<text:span text:style-name="T2"> :</text:span></text:p>
      <text:p text:style-name="P13"><text:span text:style-name="Source_20_Text"><text:span text:style-name="T2">kubectl exec -ti multic -c alpine /bin/sh</text:span></text:span></text:p>
      <text:p text:style-name="P4"/>
      <text:p text:style-name="P4">Appliquer les changements apportés au fichier de configuration YAML du pod sans devoir entièrement le reconstruire :</text:p>
      <text:p text:style-name="P13"><text:span text:style-name="Source_20_Text"><text:span text:style-name="T2">kubectl apply -f nginx.ya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1M</meta:editing-duration>
    <meta:editing-cycles>9</meta:editing-cycles>
    <meta:generator>OpenOffice/4.1.5$Win32 OpenOffice.org_project/415m1$Build-9789</meta:generator>
    <dc:date>2021-02-24T16:40:38.18</dc:date>
    <meta:document-statistic meta:table-count="0" meta:image-count="4" meta:object-count="0" meta:page-count="5" meta:paragraph-count="100" meta:word-count="1400" meta:character-count="9072"/>
    <meta:user-defined meta:name="Info 1"/>
    <meta:user-defined meta:name="Info 2"/>
    <meta:user-defined meta:name="Info 3"/>
    <meta:user-defined meta:name="Info 4"/>
  </office:meta>
</office:document-meta>
</file>